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Symbols" svg:font-family="'Noto Sans Symbols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5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center" style:justify-single-word="false" fo:keep-together="auto" fo:orphans="2" fo:widows="2" fo:text-indent="0in" style:auto-text-indent="false" style:page-number="1" fo:break-before="auto" fo:break-after="auto" fo:padding="0in" fo:border="none" fo:keep-with-next="auto"/>
    </style:style>
    <style:style style:name="P6" style:family="paragraph" style:parent-style-name="Standard" style:list-style-name="WWNum1">
      <style:paragraph-properties fo:margin-left="0.5in" fo:margin-right="0in" fo:margin-top="0in" fo:margin-bottom="0in" loext:contextual-spacing="false" fo:line-height="115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7" style:family="paragraph" style:parent-style-name="Standard" style:list-style-name="WWNum2">
      <style:paragraph-properties fo:margin-left="0.5in" fo:margin-right="0in" fo:margin-top="0in" fo:margin-bottom="0in" loext:contextual-spacing="false" fo:line-height="15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3pt" fo:font-style="normal" style:text-underline-style="none" fo:font-weight="bold" style:font-name-asian="Arial1" style:font-size-asian="13pt" style:font-style-asian="normal" style:font-weight-asian="bold" style:font-name-complex="Arial1" style:font-size-complex="13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fo:font-size="11pt" fo:font-style="normal" fo:font-weight="normal" style:font-size-asian="11pt" style:font-style-asian="normal" style:font-weight-asian="normal" style:font-size-complex="11pt"/>
    </style:style>
    <style:style style:name="T6" style:family="text">
      <style:text-properties fo:font-variant="normal" fo:text-transform="none" fo:color="#38761d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T7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Kethlin cristina</text:span></text:p>
      <text:p text:style-name="P1"><text:span text:style-name="T2">(DDD) 11111-1111</text:span></text:p>
      <text:p text:style-name="P1">kethlin.cristina.oliveira@escola.pr.gov.br</text:p>
      <text:p text:style-name="P2"><text:span text:style-name="T7">OBJETIVO </text:span></text:p>
      <text:p text:style-name="P2">Eu almejo ser uma cantora de sertanejo… </text:p>
      <text:p text:style-name="P3"/>
      <text:p text:style-name="P3"/>
      <text:p text:style-name="P2"><text:span text:style-name="T4">FORMAÇÃO ACADÊMICA</text:span></text:p>
      <text:p text:style-name="P2"><text:span text:style-name="T3">Nome do seu colégio/faculdade - ano letivo(se concluiu ou ainda está cursando)</text:span></text:p>
      <text:p text:style-name="P2">Colegio estadual egidio ballarotti - 1 ano do ensino médio </text:p>
      <text:p text:style-name="P3"/>
      <text:p text:style-name="P2"><text:span text:style-name="T4">PROJETOS </text:span><text:span text:style-name="T6">(será um bom diferencial, principalmente caso não tenha experiência profissional)</text:span></text:p>
      <text:p text:style-name="P2"><text:span text:style-name="T3">Nome do projeto 1</text:span></text:p>
      <text:p text:style-name="P2"><text:span text:style-name="T3">Descrição: escrever brevemente sobre o seu projeto, quais foram as tecnologias utilizadas, como foi feito, quais foram os desafios.</text:span></text:p>
      <text:p text:style-name="P3"/>
      <text:p text:style-name="P2"><text:span text:style-name="T3">Nome do projeto 2</text:span></text:p>
      <text:p text:style-name="P2"><text:span text:style-name="T3">Descrição: escrever brevemente sobre o seu projeto, quais foram as tecnologias utilizadas, como foi feito, quais foram os desafios.</text:span></text:p>
      <text:p text:style-name="P3"/>
      <text:p text:style-name="P2"><text:span text:style-name="T3">Você poderá adicionar seu portfólio nesta seção, por exemplo, seu perfil no GitHub. </text:span></text:p>
      <text:p text:style-name="P3"/>
      <text:p text:style-name="P2"><text:span text:style-name="T4">TECNOLOGIAS </text:span><text:span text:style-name="T6">(aqui você lista as tecnologias, ferramentas e linguagens que você conhece)</text:span></text:p>
      <text:list xml:id="list2008542880" text:style-name="WWNum1">
        <text:list-item>
          <text:p text:style-name="P6"><text:span text:style-name="T3">Linguagem I</text:span></text:p>
        </text:list-item>
        <text:list-item>
          <text:p text:style-name="P6"><text:span text:style-name="T3">Linguagem II</text:span></text:p>
        </text:list-item>
        <text:list-item>
          <text:p text:style-name="P6"><text:span text:style-name="T3">Ferramenta I …</text:span></text:p>
        </text:list-item>
      </text:list>
      <text:p text:style-name="P3"/>
      <text:p text:style-name="P3"><text:soft-page-break/></text:p>
      <text:p text:style-name="P2"><text:span text:style-name="T4">EXPERIÊNCIA PROFISSIONAL</text:span></text:p>
      <text:p text:style-name="P2"><text:span text:style-name="T3">Aqui você deverá descrever brevemente sobre suas experiências profissionais. Caso você não tenha nenhuma, poderá retirar esta seção. <text:s/>No campo</text:span><text:span text:style-name="T2"> Atividades</text:span><text:span text:style-name="T3">, prefira listar por tópicos. Organize suas experiências partindo do ano mais recente até o mais antigo. </text:span></text:p>
      <text:p text:style-name="P2"><text:span text:style-name="T3">Além disso, serve como exemplo de experiência profissional os locais em que você fez: estágio, freela, voluntariado ou trabalho formal.</text:span></text:p>
      <text:p text:style-name="P3"/>
      <text:p text:style-name="P4"><text:span text:style-name="T2">Nome do lugar que você teve sua experiência profissional</text:span><text:span text:style-name="T3"> (ano de início - ano fim)</text:span></text:p>
      <text:p text:style-name="P4"><text:span text:style-name="T2">Cargo:</text:span><text:span text:style-name="T3"> caso tenha tido</text:span></text:p>
      <text:p text:style-name="P4"><text:span text:style-name="T2">Atividades:</text:span></text:p>
      <text:list xml:id="list2881268839" text:style-name="WWNum2">
        <text:list-item>
          <text:p text:style-name="P7"><text:span text:style-name="T3">Atividade 1: descrição resumida</text:span></text:p>
        </text:list-item>
        <text:list-item>
          <text:p text:style-name="P7"><text:span text:style-name="T3">Atividade 2: descrição resumida</text:span></text:p>
        </text:list-item>
        <text:list-item>
          <text:p text:style-name="P7"><text:span text:style-name="T3">Atividade 3: descrição resumida</text:span></text:p>
        </text:list-item>
      </text:list>
      <text:p text:style-name="P3"/>
      <text:p text:style-name="P2"><text:span text:style-name="T4">CURSOS | CERTIFICAÇÕES</text:span></text:p>
      <text:p text:style-name="P2"><text:span text:style-name="T3">Nome do curso - Lugar onde fez - (ano de início - ano fim)</text:span></text:p>
      <text:p text:style-name="P3"/>
      <text:p text:style-name="P2"><text:span text:style-name="T4">IDIOMAS</text:span></text:p>
      <text:p text:style-name="P2"><text:span text:style-name="T3">Liste aqui, informando o nível(iniciante, intermediário,avançado), quais idiomas você possui conhecimento.</text:span></text:p>
      <text:p text:style-name="P2"><text:span text:style-name="T2">Idioma</text:span><text:span text:style-name="T3"> - lugar onde fez (ano de início - ano fim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Symbols" svg:font-family="'Noto Sans Symbols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278in" fo:margin-bottom="0.083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0pt" fo:font-style="normal" style:text-underline-style="none" fo:font-weight="normal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25in" fo:margin-bottom="0.083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6pt" fo:font-style="normal" style:text-underline-style="none" fo:font-weight="normal" style:font-name-asian="Arial1" style:font-family-asian="Arial" style:font-family-generic-asian="system" style:font-pitch-asian="variable" style:font-size-asian="16pt" style:font-style-asian="normal" style:font-weight-asian="normal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222in" fo:margin-bottom="0.055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434343" style:text-line-through-style="none" style:text-line-through-type="none" style:text-position="0% 100%" style:font-name="Arial" fo:font-family="Arial" style:font-family-generic="roman" style:font-pitch="variable" fo:font-size="14pt" fo:font-style="normal" style:text-underline-style="none" fo:font-weight="normal" style:font-name-asian="Arial1" style:font-family-asian="Arial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945in" fo:margin-bottom="0.055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italic" style:text-underline-style="none" fo:font-weight="normal" style:font-name-asian="Arial1" style:font-family-asian="Arial" style:font-family-generic-asian="system" style:font-pitch-asian="variable" style:font-size-asian="11pt" style:font-style-asian="italic" style:font-weight-asian="normal"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in" fo:margin-bottom="0.0417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6pt" fo:font-style="normal" style:text-underline-style="none" fo:font-weight="normal" style:font-name-asian="Arial1" style:font-family-asian="Arial" style:font-family-generic-asian="system" style:font-pitch-asian="variable" style:font-size-asian="26pt" style:font-style-asian="normal" style:font-weight-asian="normal" style:font-name-complex="Arial1" style:font-family-complex="Arial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in" fo:margin-bottom="0.222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5pt" fo:font-style="normal" style:text-underline-style="none" fo:font-weight="normal" style:font-name-asian="Arial1" style:font-family-asian="Arial" style:font-family-generic-asian="system" style:font-pitch-asian="variable" style:font-size-asian="15pt" style:font-style-asian="normal" style:font-weight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ListLabel_20_1" style:display-name="ListLabel 1" style:family="text">
      <style:text-properties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" style:display-name="ListLabel 1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" style:display-name="ListLabel 1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8" style:display-name="ListLabel 1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11" style:num-suffix="" text:bullet-char="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14" style:num-suffix="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17" style:num-suffix="" text:bullet-char="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page-layout style:name="Mpm1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2" meta:word-count="263" meta:character-count="1745" meta:non-whitespace-character-count="1514"/>
    <meta:generator>LibreOfficeDev/6.0.5.2$Linux_X86_64 LibreOffice_project/</meta:generator>
  </office:meta>
</office:document-meta>
</file>